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2bf75" officeooo:paragraph-rsid="0002bf75"/>
    </style:style>
    <style:style style:name="P2" style:family="paragraph" style:parent-style-name="Standard">
      <style:text-properties officeooo:rsid="00036a39" officeooo:paragraph-rsid="00036a39"/>
    </style:style>
    <style:style style:name="P3" style:family="paragraph" style:parent-style-name="Standard">
      <style:text-properties officeooo:rsid="0003d18b" officeooo:paragraph-rsid="0003d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&gt; connect system;</text:p>
      <text:p text:style-name="P1">Enter password: </text:p>
      <text:p text:style-name="P1">ERROR:</text:p>
      <text:p text:style-name="P1">ORA-28002: the password will expire within 2851 days</text:p>
      <text:p text:style-name="P1"></text:p>
      <text:p text:style-name="P1"></text:p>
      <text:p text:style-name="P1">Connected.</text:p>
      <text:p text:style-name="P1">SQL&gt; set serveroutput on</text:p>
      <text:p text:style-name="P1">SQL&gt; create table Borrower_v(Roll_no numeric,name varchar(20),Date_of_issue date,Name_of_book varchar(20),status varchar(15),Date_of_return date);</text:p>
      <text:p text:style-name="P1"></text:p>
      <text:p text:style-name="P1">Table created.</text:p>
      <text:p text:style-name="P1"></text:p>
      <text:p text:style-name="P1">SQL&gt; create table Fine_v(Roll_no numeric,Date_of_Issue date,Amount numeric);</text:p>
      <text:p text:style-name="P1"></text:p>
      <text:p text:style-name="P1">Table created.</text:p>
      <text:p text:style-name="P1">SQL&gt; insert into Borrower_v values(101,'nilima','22-jan-2018','CN','I','5-june-2018');</text:p>
      <text:p text:style-name="P1"></text:p>
      <text:p text:style-name="P1">1 row created.</text:p>
      <text:p text:style-name="P2">SQL&gt; insert into Borrower_v values(102,'gauravi','18-april-2018','OOP','I','30-april-2018');</text:p>
      <text:p text:style-name="P2"></text:p>
      <text:p text:style-name="P2">1 row created.</text:p>
      <text:p text:style-name="P2"></text:p>
      <text:p text:style-name="P2">SQL&gt; insert into Borrower_v values(103,'sanavi','20-june-2017','DATABASE','I','30-june-2017');</text:p>
      <text:p text:style-name="P2"></text:p>
      <text:p text:style-name="P2">1 row created.</text:p>
      <text:p text:style-name="P2"></text:p>
      <text:p text:style-name="P2">SQL&gt; insert into Borrower_v values(104,'gauri','11-feb-2018','PPL','I','28-FEB-2018');</text:p>
      <text:p text:style-name="P2"></text:p>
      <text:p text:style-name="P2">1 row created.</text:p>
      <text:p text:style-name="P2">SQL&gt; select* from Borrower_v;</text:p>
      <text:p text:style-name="P2"/>
      <text:p text:style-name="P2">ROLL_NO NAME <text:tab/>DATE_OF_ISSUE<text:tab/> <text:s text:c="2"/>NAME_OF_BOOK <text:s text:c="3"/>STATUS <text:s text:c="4"/>DATE_OF_RETURN</text:p>
      <text:p text:style-name="P2"/>
      <text:p text:style-name="P2"><text:s text:c="7"/>101 nilima<text:tab/><text:tab/>22-JAN-18<text:tab/> <text:s text:c="16"/>CN <text:s text:c="22"/>I <text:s text:c="14"/>05-JUN-18</text:p>
      <text:p text:style-name="P2"><text:tab/><text:tab/></text:p>
      <text:p text:style-name="P2"></text:p>
      <text:p text:style-name="P2"><text:s text:c="7"/>102 gauravi<text:tab/><text:tab/>18-APR-18<text:tab/> <text:s text:c="2"/>OOP <text:s text:c="34"/>I<text:tab/><text:tab/> <text:s text:c="2"/>30-APR-18</text:p>
      <text:p text:style-name="P2"></text:p>
      <text:p text:style-name="P2"><text:s text:c="7"/>103 sanavi<text:tab/><text:tab/>20-JUN-17<text:tab/> <text:s text:c="2"/>DATABASE <text:s text:c="21"/>I<text:tab/><text:tab/> <text:s text:c="2"/>30-JUN-17</text:p>
      <text:p text:style-name="P2"></text:p>
      <text:p text:style-name="P2"></text:p>
      <text:p text:style-name="P2"><text:s text:c="7"/>104 gauri<text:tab/><text:tab/> <text:s text:c="12"/>11-FEB-18<text:tab/> <text:s text:c="2"/>PPL <text:s text:c="35"/>I <text:s text:c="13"/>28-FEB-18</text:p>
      <text:p text:style-name="P2"></text:p>
      <text:p text:style-name="P3">SQL&gt; alter table Borrower_v add primary key(Roll_no);</text:p>
      <text:p text:style-name="P3"></text:p>
      <text:p text:style-name="P3">Table altered.</text:p>
      <text:p text:style-name="P3"></text:p>
      <text:p text:style-name="P3">SQL&gt; alter table Fine_v add primary key(Roll_no);</text:p>
      <text:p text:style-name="P3"><text:soft-page-break/></text:p>
      <text:p text:style-name="P3">Table altered.</text:p>
      <text:p text:style-name="P3">SQL&gt; ed</text:p>
      <text:p text:style-name="P3">Wrote file afiedt.buf</text:p>
      <text:p text:style-name="P3">686</text:p>
      <text:p text:style-name="P3">q</text:p>
      <text:p text:style-name="P3"></text:p>
      <text:p text:style-name="P3"><text:s text:c="2"/>1 <text:s/>declare</text:p>
      <text:p text:style-name="P3"><text:s text:c="2"/>2<text:tab/>rollno Borrower_v.Roll_no%type;</text:p>
      <text:p text:style-name="P3"><text:s text:c="2"/>3<text:tab/>Bname Borrower_v.Name_of_book%type;</text:p>
      <text:p text:style-name="P3"><text:s text:c="2"/>4<text:tab/>d_i date;</text:p>
      <text:p text:style-name="P3"><text:s text:c="2"/>5<text:tab/>days numeric;</text:p>
      <text:p text:style-name="P3"><text:s text:c="2"/>6<text:tab/>fine numeric;</text:p>
      <text:p text:style-name="P3"><text:s text:c="2"/>7<text:tab/>today date;</text:p>
      <text:p text:style-name="P3"><text:s text:c="2"/>8<text:tab/>procedure Fine_cal(days IN numeric,fine OUT numeric) IS</text:p>
      <text:p text:style-name="P3"><text:s text:c="2"/>9<text:tab/>begin</text:p>
      <text:p text:style-name="P3"><text:s/>10<text:tab/>if((days&gt;=14) and (days&lt;=30))then</text:p>
      <text:p text:style-name="P3"><text:s/>11<text:tab/>fine:=5*days;</text:p>
      <text:p text:style-name="P3"><text:s/>12<text:tab/> else</text:p>
      <text:p text:style-name="P3"><text:s/>13<text:tab/>if(days&gt;30)then</text:p>
      <text:p text:style-name="P3"><text:s/>14<text:tab/>fine:=50*days;</text:p>
      <text:p text:style-name="P3"><text:s/>15<text:tab/>else</text:p>
      <text:p text:style-name="P3"><text:s/>16<text:tab/>fine:=0;</text:p>
      <text:p text:style-name="P3"><text:s/>17<text:tab/>end if;</text:p>
      <text:p text:style-name="P3"><text:s/>18<text:tab/>end if;</text:p>
      <text:p text:style-name="P3"><text:s/>19<text:tab/>end;</text:p>
      <text:p text:style-name="P3"><text:s/>20<text:tab/>begin</text:p>
      <text:p text:style-name="P3"><text:s/>21<text:tab/>rollno:=&amp;rollno;</text:p>
      <text:p text:style-name="P3"><text:s/>22<text:tab/>Bname:=&amp;Bname;</text:p>
      <text:p text:style-name="P3"><text:s/>23<text:tab/>select Date_of_issue into (d_i) from Borrower_v where Roll_no=rollno and Name_of_book like Bname;</text:p>
      <text:p text:style-name="P3"><text:s/>24<text:tab/>days:=sysdate-d_i;</text:p>
      <text:p text:style-name="P3"><text:s/>25<text:tab/>Fine_cal(days,fine);</text:p>
      <text:p text:style-name="P3"><text:s/>26<text:tab/>today:=sysdate;</text:p>
      <text:p text:style-name="P3"><text:s/>27<text:tab/>insert into Fine_v values(rollno,today,fine);</text:p>
      <text:p text:style-name="P3"><text:s/>28<text:tab/>update Borrower_v set status='R' where rollno=Roll_no;</text:p>
      <text:p text:style-name="P3"><text:s/>29*<text:tab/>end;</text:p>
      <text:p text:style-name="P3"><text:s/>30 <text:s/>/</text:p>
      <text:p text:style-name="P3">Enter value for rollno: 101</text:p>
      <text:p text:style-name="P3">old <text:s/>21: <text:s text:c="3"/>rollno:=&amp;rollno;</text:p>
      <text:p text:style-name="P3">new <text:s/>21: <text:s text:c="3"/>rollno:=101;</text:p>
      <text:p text:style-name="P3">Enter value for bname: 'CN'</text:p>
      <text:p text:style-name="P3">old <text:s/>22: <text:s text:c="3"/>Bname:=&amp;Bname;</text:p>
      <text:p text:style-name="P3">new <text:s/>22: <text:s text:c="3"/>Bname:='CN';</text:p>
      <text:p text:style-name="P3"></text:p>
      <text:p text:style-name="P3">PL/SQL procedure successfully completed.</text:p>
      <text:p text:style-name="P3"></text:p>
      <text:p text:style-name="P3">SQL&gt; select * from Fine_v;</text:p>
      <text:p text:style-name="P3"></text:p>
      <text:p text:style-name="P3"><text:soft-page-break/><text:s text:c="3"/>ROLL_NO DATE_OF_ISSUE<text:tab/> <text:s/>AMOUNT</text:p>
      <text:p text:style-name="P3">---------- ------------------ ----------</text:p>
      <text:p text:style-name="P3"><text:s text:c="7"/>101 26-SEP-18<text:tab/><text:tab/> <text:s text:c="2"/>12350</text:p>
      <text:p text:style-name="P3"></text:p>
      <text:p text:style-name="P3">SQL&gt; select * from Borrower_v;</text:p>
      <text:p text:style-name="P3"></text:p>
      <text:p text:style-name="P3"><text:s text:c="3"/>ROLL_NO NAME <text:tab/><text:tab/>DATE_OF_ISSUE<text:tab/> <text:s text:c="2"/>NAME_OF_BOOK</text:p>
      <text:p text:style-name="P3">---------- -------------------- ------------------ --------------------</text:p>
      <text:p text:style-name="P3">STATUS<text:tab/><text:tab/>DATE_OF_RETURN</text:p>
      <text:p text:style-name="P3">--------------- ------------------</text:p>
      <text:p text:style-name="P3"><text:s text:c="7"/>101 nilima<text:tab/><text:tab/>22-JAN-18<text:tab/> <text:s text:c="2"/>CN</text:p>
      <text:p text:style-name="P3">R<text:tab/><text:tab/>05-JUN-18</text:p>
      <text:p text:style-name="P3"></text:p>
      <text:p text:style-name="P3"><text:s text:c="7"/>102 gauravi<text:tab/><text:tab/>18-APR-18<text:tab/> <text:s text:c="2"/>OOP</text:p>
      <text:p text:style-name="P3">I<text:tab/><text:tab/>30-APR-18</text:p>
      <text:p text:style-name="P3"></text:p>
      <text:p text:style-name="P3"><text:s text:c="7"/>103 sanavi<text:tab/><text:tab/>20-JUN-17<text:tab/> <text:s text:c="2"/>DATABASE</text:p>
      <text:p text:style-name="P3">I<text:tab/><text:tab/>30-JUN-17</text:p>
      <text:p text:style-name="P3"></text:p>
      <text:p text:style-name="P3"></text:p>
      <text:p text:style-name="P3"><text:s text:c="3"/>ROLL_NO NAME <text:tab/><text:tab/>DATE_OF_ISSUE<text:tab/> <text:s text:c="2"/>NAME_OF_BOOK</text:p>
      <text:p text:style-name="P3">---------- -------------------- ------------------ --------------------</text:p>
      <text:p text:style-name="P3">STATUS<text:tab/><text:tab/>DATE_OF_RETURN</text:p>
      <text:p text:style-name="P3">--------------- ------------------</text:p>
      <text:p text:style-name="P3"><text:s text:c="7"/>104 gauri<text:tab/><text:tab/>11-FEB-18<text:tab/> <text:s text:c="2"/>PPL</text:p>
      <text:p text:style-name="P3">I<text:tab/><text:tab/>28-FEB-18</text:p>
      <text:p text:style-name="P3"></text:p>
      <text:p text:style-name="P3"></text:p>
      <text:p text:style-name="P3">SQL&gt; 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8-09-26T09:47:27.389563382</meta:creation-date>
    <dc:date>2018-09-26T10:37:25.297144569</dc:date>
    <dc:creator>student </dc:creator>
    <meta:editing-duration>PT48M17S</meta:editing-duration>
    <meta:editing-cycles>3</meta:editing-cycles>
    <meta:generator>LibreOffice/4.1.3.2$Linux_X86_64 LibreOffice_project/410$Build-2</meta:generator>
    <meta:document-statistic meta:table-count="0" meta:image-count="0" meta:object-count="0" meta:page-count="3" meta:paragraph-count="124" meta:word-count="320" meta:character-count="3151" meta:non-whitespace-character-count="2422"/>
  </office:meta>
</office:document-meta>
</file>